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779cm" svg:height="10.089cm" svg:x="0cm" svg:y="0.07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3cm" fo:margin-bottom="0cm" fo:text-indent="0cm"/>
      <style:text-properties fo:font-size="13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44cm" fo:margin-bottom="0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96cm" fo:margin-bottom="0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78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141cm" svg:x="1cm" svg:y="3.702cm"/>
      <draw:page-thumbnail draw:layer="backgroundobjects" svg:width="8.999cm" svg:height="5.141cm" svg:x="1cm" svg:y="12.278cm"/>
      <draw:page-thumbnail draw:layer="backgroundobjects" svg:width="8.999cm" svg:height="5.141cm" svg:x="1cm" svg:y="20.854cm"/>
      <draw:page-thumbnail draw:layer="backgroundobjects" svg:width="8.999cm" svg:height="5.141cm" svg:x="11cm" svg:y="3.702cm"/>
      <draw:page-thumbnail draw:layer="backgroundobjects" svg:width="8.999cm" svg:height="5.141cm" svg:x="11cm" svg:y="12.278cm"/>
      <draw:page-thumbnail draw:layer="backgroundobjects" svg:width="8.999cm" svg:height="5.141cm" svg:x="11cm" svg:y="20.854cm"/>
    </style:handout-master>
    <style:master-page style:name="Default" style:page-layout-name="PM1" draw:style-name="Mdp1">
      <draw:frame presentation:style-name="Default-title" draw:layer="backgroundobjects" svg:width="16.002cm" svg:height="1.696cm" svg:x="0.889cm" svg:y="0.404cm" presentation:class="title" presentation:placeholder="true">
        <draw:text-box/>
      </draw:frame>
      <draw:frame presentation:style-name="Default-outline1" draw:layer="backgroundobjects" svg:width="16.002cm" svg:height="5.892cm" svg:x="0.889cm" svg:y="2.377cm" presentation:class="outline" presentation:placeholder="true">
        <draw:text-box/>
      </draw:frame>
      <draw:frame presentation:style-name="Mpr1" draw:text-style-name="MP2" draw:layer="backgroundobjects" svg:width="4.143cm" svg:height="0.7cm" svg:x="0.889cm" svg:y="9.25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5.635cm" svg:height="0.7cm" svg:x="6.08cm" svg:y="9.25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143cm" svg:height="0.7cm" svg:x="12.747cm" svg:y="9.25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15:44:02.113549486</meta:creation-date>
    <dc:date>2017-02-26T15:52:39.108655504</dc:date>
    <meta:editing-duration>PT4M6S</meta:editing-duration>
    <meta:editing-cycles>1</meta:editing-cycles>
    <meta:document-statistic meta:object-count="24"/>
    <meta:generator>LibreOffice/5.2.2.2$Linux_X86_64 LibreOffice_project/2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cm" svg:height="10.09cm" xlink:href="." xlink:type="simple" chart:class="chart:scatter" chart:style-name="ch1">
        <chart:plot-area chart:style-name="ch2" chart:data-source-has-labels="both" svg:x="1.366cm" svg:y="0.201cm" svg:width="16.059cm" svg:height="8.707cm">
          <chartooo:coordinate-region svg:x="2.094cm" svg:y="0.4cm" svg:width="14.906cm" svg:height="7.861cm"/>
          <chart:axis chart:dimension="x" chart:name="primary-x" chart:style-name="ch3" chartooo:axis-type="auto">
            <chart:title svg:x="8.994cm" svg:y="9.109cm" chart:style-name="ch4">
              <text:p>Time</text:p>
            </chart:title>
            <chart:categories table:cell-range-address="local-table.$A$2:.$A$14"/>
          </chart:axis>
          <chart:axis chart:dimension="y" chart:name="primary-y" chart:style-name="ch5">
            <chart:title svg:x="0.451cm" svg:y="5.974cm" chart:style-name="ch6">
              <text:p>Used Memory (Gb)</text:p>
            </chart:title>
            <chart:grid chart:style-name="ch7" chart:class="major"/>
          </chart:axis>
          <chart:series chart:style-name="ch8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sed Memory (G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792.5173611111">
                <text:p>42792.5173611111</text:p>
              </table:table-cell>
              <table:table-cell office:value-type="float" office:value="0.512548864">
                <text:p>0.5125488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792.5180555556">
                <text:p>42792.5180555556</text:p>
              </table:table-cell>
              <table:table-cell office:value-type="float" office:value="0.534786048">
                <text:p>0.534786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792.51875">
                <text:p>42792.51875</text:p>
              </table:table-cell>
              <table:table-cell office:value-type="float" office:value="0.52590592">
                <text:p>0.52590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792.5194444444">
                <text:p>42792.5194444444</text:p>
              </table:table-cell>
              <table:table-cell office:value-type="float" office:value="0.528297984">
                <text:p>0.528297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792.5201388889">
                <text:p>42792.5201388889</text:p>
              </table:table-cell>
              <table:table-cell office:value-type="float" office:value="0.602284032">
                <text:p>0.602284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792.5208333333">
                <text:p>42792.5208333333</text:p>
              </table:table-cell>
              <table:table-cell office:value-type="float" office:value="0.858861568">
                <text:p>0.858861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792.5215277778">
                <text:p>42792.5215277778</text:p>
              </table:table-cell>
              <table:table-cell office:value-type="float" office:value="1.039876096">
                <text:p>1.039876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792.5222222222">
                <text:p>42792.5222222222</text:p>
              </table:table-cell>
              <table:table-cell office:value-type="float" office:value="1.310777344">
                <text:p>1.310777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792.5229166667">
                <text:p>42792.5229166667</text:p>
              </table:table-cell>
              <table:table-cell office:value-type="float" office:value="1.35962624">
                <text:p>1.359626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792.5236111111">
                <text:p>42792.5236111111</text:p>
              </table:table-cell>
              <table:table-cell office:value-type="float" office:value="1.355583488">
                <text:p>1.355583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792.5243055556">
                <text:p>42792.5243055556</text:p>
              </table:table-cell>
              <table:table-cell office:value-type="float" office:value="1.52961024">
                <text:p>1.52961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792.525">
                <text:p>42792.525</text:p>
              </table:table-cell>
              <table:table-cell office:value-type="float" office:value="1.6352256">
                <text:p>1.6352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792.5256944444">
                <text:p>42792.5256944444</text:p>
              </table:table-cell>
              <table:table-cell office:value-type="float" office:value="1.88188672">
                <text:p>1.881886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